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atches</text:p>
          </table:table-cell>
          <table:table-cell office:value-type="string">
            <text:p>TCB St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12/13/2022</text:date>, <text:time>13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uraj KL</meta:initial-creator>
    <meta:creation-date>2022-12-13T13:58:29.01</meta:creation-date>
    <dc:date>2022-12-13T13:59:47.94</dc:date>
    <dc:creator>Gururaj KL</dc:creator>
    <meta:editing-duration>PT1M20S</meta:editing-duration>
    <meta:editing-cycles>1</meta:editing-cycles>
    <meta:document-statistic meta:table-count="3" meta:cell-count="14" meta:object-count="0"/>
    <meta:generator>OpenOffice/4.1.13$Win32 OpenOffice.org_project/4113m1$Build-9810</meta:generator>
  </office:meta>
</office:document-meta>
</file>